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oto Serif" svg:font-family="Noto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Įprastasis" style:master-page-name="MP0" style:family="paragraph">
      <style:paragraph-properties fo:break-before="page" fo:text-align="center"/>
      <style:text-properties fo:font-size="20pt" style:font-size-asian="20pt" style:font-size-complex="20pt" fo:language="en" fo:country="US"/>
    </style:style>
    <style:style style:name="P2" style:parent-style-name="Įprastasis" style:family="paragraph">
      <style:paragraph-properties fo:text-align="center"/>
      <style:text-properties fo:font-size="20pt" style:font-size-asian="20pt" style:font-size-complex="20pt" fo:language="en" fo:country="US"/>
    </style:style>
    <style:style style:name="P3" style:parent-style-name="Įprastasis" style:family="paragraph">
      <style:text-properties fo:language="en" fo:country="US"/>
    </style:style>
    <style:style style:name="T4" style:parent-style-name="Standardskrifttypeiafsnit" style:family="text">
      <style:text-properties fo:font-weight="bold" style:font-weight-asian="bold" fo:font-size="16pt" style:font-size-asian="16pt" style:font-size-complex="16pt" fo:language="en" fo:country="US"/>
    </style:style>
    <style:style style:name="T5" style:parent-style-name="Standardskrifttypeiafsnit" style:family="text">
      <style:text-properties fo:font-style="italic" style:font-style-asian="italic" fo:font-size="16pt" style:font-size-asian="16pt" style:font-size-complex="16pt" fo:language="en" fo:country="US"/>
    </style:style>
    <style:style style:name="T6" style:parent-style-name="Numatytasispastraiposšriftas" style:family="text">
      <style:text-properties fo:font-weight="bold" style:font-weight-asian="bold" fo:font-size="14pt" style:font-size-asian="14pt" style:font-size-complex="14pt" fo:language="en" fo:country="US"/>
    </style:style>
    <style:style style:name="T7" style:parent-style-name="Numatytasispastraiposšriftas" style:family="text">
      <style:text-properties fo:font-weight="bold" style:font-weight-asian="bold" fo:language="en" fo:country="US"/>
    </style:style>
    <style:style style:name="T8" style:parent-style-name="Numatytasispastraiposšriftas" style:family="text">
      <style:text-properties fo:language="en" fo:country="US"/>
    </style:style>
    <style:style style:name="T9" style:parent-style-name="Numatytasispastraiposšriftas" style:family="text">
      <style:text-properties fo:font-weight="bold" style:font-weight-asian="bold" fo:language="en" fo:country="US"/>
    </style:style>
    <style:style style:name="T10" style:parent-style-name="Numatytasispastraiposšriftas" style:family="text">
      <style:text-properties style:font-name="Noto Serif" fo:color="#000000"/>
    </style:style>
    <style:style style:name="T11" style:parent-style-name="Numatytasispastraiposšriftas" style:family="text">
      <style:text-properties fo:font-weight="bold" style:font-weight-asian="bold" fo:font-size="14pt" style:font-size-asian="14pt" style:font-size-complex="14pt" fo:language="en" fo:country="US"/>
    </style:style>
    <style:style style:name="T12" style:parent-style-name="Numatytasispastraiposšriftas" style:family="text">
      <style:text-properties fo:language="en" fo:country="US"/>
    </style:style>
    <style:style style:name="T13" style:parent-style-name="Numatytasispastraiposšriftas" style:family="text">
      <style:text-properties fo:language="en" fo:country="US"/>
    </style:style>
    <style:style style:name="T14" style:parent-style-name="Numatytasispastraiposšriftas" style:family="text">
      <style:text-properties fo:language="en" fo:country="US"/>
    </style:style>
    <style:style style:name="T15" style:parent-style-name="Numatytasispastraiposšriftas" style:family="text">
      <style:text-properties style:font-name="Noto Serif" fo:color="#000000"/>
    </style:style>
    <style:style style:name="T16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17" style:parent-style-name="Standardskrifttypeiafsnit" style:family="text">
      <style:text-properties fo:font-weight="bold" style:font-weight-asian="bold" fo:language="en" fo:country="US"/>
    </style:style>
    <style:style style:name="T18" style:parent-style-name="Standardskrifttypeiafsnit" style:family="text">
      <style:text-properties fo:language="en" fo:country="US"/>
    </style:style>
    <style:style style:name="T19" style:parent-style-name="Numatytasispastraiposšriftas" style:family="text">
      <style:text-properties fo:font-weight="bold" style:font-weight-asian="bold" fo:font-size="14pt" style:font-size-asian="14pt" style:font-size-complex="14pt" fo:language="en" fo:country="US"/>
    </style:style>
    <style:style style:name="T20" style:parent-style-name="Numatytasispastraiposšriftas" style:family="text">
      <style:text-properties fo:font-weight="bold" style:font-weight-asian="bold" fo:language="en" fo:country="US"/>
    </style:style>
    <style:style style:name="T21" style:parent-style-name="Numatytasispastraiposšriftas" style:family="text">
      <style:text-properties fo:font-weight="bold" style:font-weight-asian="bold" fo:language="en" fo:country="US"/>
    </style:style>
    <style:style style:name="T22" style:parent-style-name="Numatytasispastraiposšriftas" style:family="text">
      <style:text-properties fo:language="en" fo:country="US"/>
    </style:style>
    <style:style style:name="T23" style:parent-style-name="Numatytasispastraiposšriftas" style:family="text">
      <style:text-properties fo:language="en" fo:country="US"/>
    </style:style>
    <style:style style:name="T24" style:parent-style-name="Numatytasispastraiposšriftas" style:family="text">
      <style:text-properties fo:font-weight="bold" style:font-weight-asian="bold" fo:language="en" fo:country="US"/>
    </style:style>
    <style:style style:name="T25" style:parent-style-name="Numatytasispastraiposšriftas" style:family="text">
      <style:text-properties style:font-name="Noto Serif" fo:color="#000000"/>
    </style:style>
    <style:style style:name="T26" style:parent-style-name="Numatytasispastraiposšriftas" style:family="text">
      <style:text-properties style:font-name="Noto Serif" fo:color="#000000"/>
    </style:style>
    <style:style style:name="T27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28" style:parent-style-name="Standardskrifttypeiafsnit" style:family="text">
      <style:text-properties fo:font-weight="bold" style:font-weight-asian="bold" fo:language="en" fo:country="US"/>
    </style:style>
    <style:style style:name="T29" style:parent-style-name="Standardskrifttypeiafsnit" style:family="text">
      <style:text-properties fo:language="en" fo:country="US"/>
    </style:style>
    <style:style style:name="T30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31" style:parent-style-name="Standardskrifttypeiafsnit" style:family="text">
      <style:text-properties fo:language="en" fo:country="US"/>
    </style:style>
    <style:style style:name="T32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33" style:parent-style-name="Standardskrifttypeiafsnit" style:family="text">
      <style:text-properties fo:font-weight="bold" style:font-weight-asian="bold" fo:language="en" fo:country="US"/>
    </style:style>
    <style:style style:name="T34" style:parent-style-name="Standardskrifttypeiafsnit" style:family="text">
      <style:text-properties fo:language="en" fo:country="US"/>
    </style:style>
    <style:style style:name="T35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36" style:parent-style-name="Standardskrifttypeiafsnit" style:family="text">
      <style:text-properties fo:font-weight="bold" style:font-weight-asian="bold" fo:language="en" fo:country="US"/>
    </style:style>
    <style:style style:name="T37" style:parent-style-name="Standardskrifttypeiafsnit" style:family="text">
      <style:text-properties fo:language="en" fo:country="US"/>
    </style:style>
    <style:style style:name="T38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39" style:parent-style-name="Standardskrifttypeiafsnit" style:family="text">
      <style:text-properties fo:font-weight="bold" style:font-weight-asian="bold" fo:language="en" fo:country="US"/>
    </style:style>
    <style:style style:name="T40" style:parent-style-name="Standardskrifttypeiafsnit" style:family="text">
      <style:text-properties fo:language="en" fo:country="US"/>
    </style:style>
    <style:style style:name="T41" style:parent-style-name="Numatytasispastraiposšriftas" style:family="text">
      <style:text-properties fo:font-weight="bold" style:font-weight-asian="bold" fo:font-size="14pt" style:font-size-asian="14pt" style:font-size-complex="14pt" fo:language="en" fo:country="US"/>
    </style:style>
    <style:style style:name="T42" style:parent-style-name="Numatytasispastraiposšriftas" style:family="text">
      <style:text-properties fo:font-weight="bold" style:font-weight-asian="bold" fo:language="en" fo:country="US"/>
    </style:style>
    <style:style style:name="T43" style:parent-style-name="Numatytasispastraiposšriftas" style:family="text">
      <style:text-properties fo:font-weight="bold" style:font-weight-asian="bold" fo:language="en" fo:country="US"/>
    </style:style>
    <style:style style:name="T44" style:parent-style-name="Numatytasispastraiposšriftas" style:family="text">
      <style:text-properties fo:language="en" fo:country="US"/>
    </style:style>
    <style:style style:name="T45" style:parent-style-name="Numatytasispastraiposšriftas" style:family="text">
      <style:text-properties fo:language="en" fo:country="US"/>
    </style:style>
    <style:style style:name="T46" style:parent-style-name="Numatytasispastraiposšriftas" style:family="text">
      <style:text-properties fo:language="en" fo:country="US"/>
    </style:style>
    <style:style style:name="T47" style:parent-style-name="Numatytasispastraiposšriftas" style:family="text">
      <style:text-properties fo:language="en" fo:country="US"/>
    </style:style>
    <style:style style:name="T48" style:parent-style-name="Numatytasispastraiposšriftas" style:family="text">
      <style:text-properties fo:language="en" fo:country="US"/>
    </style:style>
    <style:style style:name="T49" style:parent-style-name="Numatytasispastraiposšriftas" style:family="text">
      <style:text-properties fo:font-weight="bold" style:font-weight-asian="bold" fo:font-size="14pt" style:font-size-asian="14pt" style:font-size-complex="14pt" fo:language="en" fo:country="US"/>
    </style:style>
    <style:style style:name="T50" style:parent-style-name="Numatytasispastraiposšriftas" style:family="text">
      <style:text-properties fo:font-weight="bold" style:font-weight-asian="bold" fo:language="en" fo:country="US"/>
    </style:style>
    <style:style style:name="T51" style:parent-style-name="Numatytasispastraiposšriftas" style:family="text">
      <style:text-properties fo:font-weight="bold" style:font-weight-asian="bold" fo:language="en" fo:country="US"/>
    </style:style>
    <style:style style:name="T52" style:parent-style-name="Numatytasispastraiposšriftas" style:family="text">
      <style:text-properties fo:language="en" fo:country="US"/>
    </style:style>
    <style:style style:name="T53" style:parent-style-name="Numatytasispastraiposšriftas" style:family="text">
      <style:text-properties fo:language="en" fo:country="US"/>
    </style:style>
    <style:style style:name="T54" style:parent-style-name="Numatytasispastraiposšriftas" style:family="text">
      <style:text-properties style:font-name="Noto Serif" fo:color="#000000"/>
    </style:style>
    <style:style style:name="P55" style:parent-style-name="Įprastasis" style:family="paragraph">
      <style:text-properties fo:language="en" fo:country="US"/>
    </style:style>
    <style:style style:name="P56" style:parent-style-name="Įprastasis" style:family="paragraph">
      <style:text-properties fo:language="en" fo:country="US"/>
    </style:style>
    <style:style style:name="P57" style:parent-style-name="Įprastasis" style:family="paragraph">
      <style:text-properties fo:font-weight="bold" style:font-weight-asian="bold" fo:font-size="16pt" style:font-size-asian="16pt" style:font-size-complex="16pt" fo:language="en" fo:country="US"/>
    </style:style>
    <style:style style:name="P58" style:parent-style-name="Įprastasis" style:family="paragraph">
      <style:text-properties fo:font-weight="bold" style:font-weight-asian="bold" fo:font-size="16pt" style:font-size-asian="16pt" style:font-size-complex="16pt" fo:language="en" fo:country="US"/>
    </style:style>
    <style:style style:name="P59" style:parent-style-name="Įprastasis" style:family="paragraph">
      <style:text-properties fo:font-weight="bold" style:font-weight-asian="bold" fo:font-size="16pt" style:font-size-asian="16pt" style:font-size-complex="16pt" fo:language="en" fo:country="US"/>
    </style:style>
    <style:style style:name="P60" style:parent-style-name="Įprastasis" style:family="paragraph">
      <style:text-properties fo:font-weight="bold" style:font-weight-asian="bold" fo:font-size="16pt" style:font-size-asian="16pt" style:font-size-complex="16pt" fo:language="en" fo:country="US"/>
    </style:style>
    <style:style style:name="P61" style:parent-style-name="Įprastasis" style:family="paragraph">
      <style:text-properties fo:font-weight="bold" style:font-weight-asian="bold" fo:font-size="16pt" style:font-size-asian="16pt" style:font-size-complex="16pt" fo:language="en" fo:country="US"/>
    </style:style>
    <style:style style:name="P62" style:parent-style-name="Įprastasis" style:family="paragraph">
      <style:text-properties fo:font-weight="bold" style:font-weight-asian="bold" fo:font-size="16pt" style:font-size-asian="16pt" style:font-size-complex="16pt" fo:language="en" fo:country="US"/>
    </style:style>
    <style:style style:name="T63" style:parent-style-name="Numatytasispastraiposšriftas" style:family="text">
      <style:text-properties fo:font-weight="bold" style:font-weight-asian="bold" fo:font-size="16pt" style:font-size-asian="16pt" style:font-size-complex="16pt" fo:language="en" fo:country="US"/>
    </style:style>
    <style:style style:name="T64" style:parent-style-name="Numatytasispastraiposšriftas" style:family="text">
      <style:text-properties fo:font-style="italic" style:font-style-asian="italic" fo:font-size="16pt" style:font-size-asian="16pt" style:font-size-complex="16pt" fo:language="en" fo:country="US"/>
    </style:style>
    <style:style style:name="T65" style:parent-style-name="Numatytasispastraiposšriftas" style:family="text">
      <style:text-properties fo:font-weight="bold" style:font-weight-asian="bold" fo:font-size="16pt" style:font-size-asian="16pt" style:font-size-complex="16pt" fo:language="en" fo:country="US"/>
    </style:style>
    <style:style style:name="T66" style:parent-style-name="Numatytasispastraiposšriftas" style:family="text">
      <style:text-properties fo:font-style="italic" style:font-style-asian="italic" fo:font-size="16pt" style:font-size-asian="16pt" style:font-size-complex="16pt" fo:language="en" fo:country="US"/>
    </style:style>
    <style:style style:name="T67" style:parent-style-name="Numatytasispastraiposšriftas" style:family="text">
      <style:text-properties fo:font-style="italic" style:font-style-asian="italic" fo:font-size="16pt" style:font-size-asian="16pt" style:font-size-complex="16pt" fo:language="en" fo:country="US"/>
    </style:style>
    <style:style style:name="T68" style:parent-style-name="Numatytasispastraiposšriftas" style:family="text">
      <style:text-properties fo:font-style="italic" style:font-style-asian="italic" fo:font-size="16pt" style:font-size-asian="16pt" style:font-size-complex="16pt" fo:language="en" fo:country="US"/>
    </style:style>
    <style:style style:name="T69" style:parent-style-name="Numatytasispastraiposšriftas" style:family="text">
      <style:text-properties fo:font-weight="bold" style:font-weight-asian="bold" fo:font-size="14pt" style:font-size-asian="14pt" style:font-size-complex="14pt" fo:language="en" fo:country="US"/>
    </style:style>
    <style:style style:name="T70" style:parent-style-name="Numatytasispastraiposšriftas" style:family="text">
      <style:text-properties fo:font-weight="bold" style:font-weight-asian="bold" fo:language="en" fo:country="US"/>
    </style:style>
    <style:style style:name="T71" style:parent-style-name="Numatytasispastraiposšriftas" style:family="text">
      <style:text-properties fo:font-weight="bold" style:font-weight-asian="bold" fo:font-size="16pt" style:font-size-asian="16pt" style:font-size-complex="16pt" fo:language="en" fo:country="US"/>
    </style:style>
    <style:style style:name="T72" style:parent-style-name="Numatytasispastraiposšriftas" style:family="text">
      <style:text-properties fo:language="en" fo:country="US"/>
    </style:style>
    <style:style style:name="T73" style:parent-style-name="Numatytasispastraiposšriftas" style:family="text">
      <style:text-properties fo:font-weight="bold" style:font-weight-asian="bold" fo:language="en" fo:country="US"/>
    </style:style>
    <style:style style:name="T74" style:parent-style-name="Numatytasispastraiposšriftas" style:family="text">
      <style:text-properties style:font-name="Noto Serif" fo:color="#000000"/>
    </style:style>
    <style:style style:name="T75" style:parent-style-name="Numatytasispastraiposšriftas" style:family="text">
      <style:text-properties fo:font-weight="bold" style:font-weight-asian="bold" fo:language="en" fo:country="US"/>
    </style:style>
    <style:style style:name="T76" style:parent-style-name="Numatytasispastraiposšriftas" style:family="text">
      <style:text-properties fo:font-weight="bold" style:font-weight-asian="bold" fo:font-size="14pt" style:font-size-asian="14pt" style:font-size-complex="14pt" fo:language="en" fo:country="US"/>
    </style:style>
    <style:style style:name="T77" style:parent-style-name="Numatytasispastraiposšriftas" style:family="text">
      <style:text-properties fo:font-weight="bold" style:font-weight-asian="bold" fo:language="en" fo:country="US"/>
    </style:style>
    <style:style style:name="T78" style:parent-style-name="Numatytasispastraiposšriftas" style:family="text">
      <style:text-properties fo:font-weight="bold" style:font-weight-asian="bold" fo:font-size="16pt" style:font-size-asian="16pt" style:font-size-complex="16pt" fo:language="en" fo:country="US"/>
    </style:style>
    <style:style style:name="T79" style:parent-style-name="Numatytasispastraiposšriftas" style:family="text">
      <style:text-properties fo:language="en" fo:country="US"/>
    </style:style>
    <style:style style:name="T80" style:parent-style-name="Numatytasispastraiposšriftas" style:family="text">
      <style:text-properties fo:language="en" fo:country="US"/>
    </style:style>
    <style:style style:name="T81" style:parent-style-name="Numatytasispastraiposšriftas" style:family="text">
      <style:text-properties style:font-name="Noto Serif" fo:color="#000000"/>
    </style:style>
    <style:style style:name="T82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83" style:parent-style-name="Standardskrifttypeiafsnit" style:family="text">
      <style:text-properties fo:font-weight="bold" style:font-weight-asian="bold" fo:language="en" fo:country="US"/>
    </style:style>
    <style:style style:name="T84" style:parent-style-name="Standardskrifttypeiafsnit" style:family="text">
      <style:text-properties fo:language="en" fo:country="US"/>
    </style:style>
    <style:style style:name="T85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86" style:parent-style-name="Standardskrifttypeiafsnit" style:family="text">
      <style:text-properties fo:font-weight="bold" style:font-weight-asian="bold" fo:language="en" fo:country="US"/>
    </style:style>
    <style:style style:name="T87" style:parent-style-name="Numatytasispastraiposšriftas" style:family="text">
      <style:text-properties fo:language="en" fo:country="US"/>
    </style:style>
    <style:style style:name="T88" style:parent-style-name="Numatytasispastraiposšriftas" style:family="text">
      <style:text-properties fo:font-weight="bold" style:font-weight-asian="bold" fo:language="en" fo:country="US"/>
    </style:style>
    <style:style style:name="T89" style:parent-style-name="Numatytasispastraiposšriftas" style:family="text">
      <style:text-properties style:font-name="Noto Serif" fo:color="#000000"/>
    </style:style>
    <style:style style:name="T90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91" style:parent-style-name="Standardskrifttypeiafsnit" style:family="text">
      <style:text-properties fo:font-weight="bold" style:font-weight-asian="bold" fo:language="en" fo:country="US"/>
    </style:style>
    <style:style style:name="T92" style:parent-style-name="Standardskrifttypeiafsnit" style:family="text">
      <style:text-properties fo:language="en" fo:country="US"/>
    </style:style>
    <style:style style:name="T93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94" style:parent-style-name="Standardskrifttypeiafsnit" style:family="text">
      <style:text-properties fo:language="en" fo:country="US"/>
    </style:style>
    <style:style style:name="T95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96" style:parent-style-name="Standardskrifttypeiafsnit" style:family="text">
      <style:text-properties fo:font-weight="bold" style:font-weight-asian="bold" fo:language="en" fo:country="US"/>
    </style:style>
    <style:style style:name="T97" style:parent-style-name="Standardskrifttypeiafsnit" style:family="text">
      <style:text-properties fo:language="en" fo:country="US"/>
    </style:style>
    <style:style style:name="T98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99" style:parent-style-name="Standardskrifttypeiafsnit" style:family="text">
      <style:text-properties fo:font-weight="bold" style:font-weight-asian="bold" fo:language="en" fo:country="US"/>
    </style:style>
    <style:style style:name="T100" style:parent-style-name="Standardskrifttypeiafsnit" style:family="text">
      <style:text-properties fo:language="en" fo:country="US"/>
    </style:style>
    <style:style style:name="T101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102" style:parent-style-name="Standardskrifttypeiafsnit" style:family="text">
      <style:text-properties fo:font-weight="bold" style:font-weight-asian="bold" fo:language="en" fo:country="US"/>
    </style:style>
    <style:style style:name="T103" style:parent-style-name="Standardskrifttypeiafsnit" style:family="text">
      <style:text-properties fo:language="en" fo:country="US"/>
    </style:style>
    <style:style style:name="T104" style:parent-style-name="Standardskrifttypeiafsnit" style:family="text">
      <style:text-properties fo:language="en" fo:country="US"/>
    </style:style>
    <style:style style:name="T105" style:parent-style-name="Numatytasispastraiposšriftas" style:family="text">
      <style:text-properties fo:font-weight="bold" style:font-weight-asian="bold" fo:font-size="14pt" style:font-size-asian="14pt" style:font-size-complex="14pt" fo:language="en" fo:country="US"/>
    </style:style>
    <style:style style:name="T106" style:parent-style-name="Numatytasispastraiposšriftas" style:family="text">
      <style:text-properties fo:font-weight="bold" style:font-weight-asian="bold" fo:language="en" fo:country="US"/>
    </style:style>
    <style:style style:name="T107" style:parent-style-name="Numatytasispastraiposšriftas" style:family="text">
      <style:text-properties fo:language="en" fo:country="US"/>
    </style:style>
    <style:style style:name="T108" style:parent-style-name="Numatytasispastraiposšriftas" style:family="text">
      <style:text-properties fo:language="en" fo:country="US"/>
    </style:style>
    <style:style style:name="T109" style:parent-style-name="Numatytasispastraiposšriftas" style:family="text">
      <style:text-properties fo:font-weight="bold" style:font-weight-asian="bold" fo:font-size="14pt" style:font-size-asian="14pt" style:font-size-complex="14pt" fo:language="en" fo:country="US"/>
    </style:style>
    <style:style style:name="T110" style:parent-style-name="Numatytasispastraiposšriftas" style:family="text">
      <style:text-properties fo:font-weight="bold" style:font-weight-asian="bold" fo:language="en" fo:country="US"/>
    </style:style>
    <style:style style:name="T111" style:parent-style-name="Numatytasispastraiposšriftas" style:family="text">
      <style:text-properties fo:font-weight="bold" style:font-weight-asian="bold" fo:language="en" fo:country="US"/>
    </style:style>
    <style:style style:name="T112" style:parent-style-name="Numatytasispastraiposšriftas" style:family="text">
      <style:text-properties fo:language="en" fo:country="US"/>
    </style:style>
    <style:style style:name="T113" style:parent-style-name="Numatytasispastraiposšriftas" style:family="text">
      <style:text-properties fo:language="en" fo:country="US"/>
    </style:style>
    <style:style style:name="T114" style:parent-style-name="Numatytasispastraiposšriftas" style:family="text">
      <style:text-properties style:font-name="Noto Serif" fo:color="#000000"/>
    </style:style>
    <style:style style:name="T115" style:parent-style-name="Standardskrifttypeiafsnit" style:family="text">
      <style:text-properties fo:font-weight="bold" style:font-weight-asian="bold" fo:language="en" fo:country="US"/>
    </style:style>
    <style:style style:name="P116" style:parent-style-name="Įprastasis" style:family="paragraph">
      <style:text-properties fo:language="en" fo:country="US"/>
    </style:style>
    <style:style style:name="T117" style:parent-style-name="Numatytasispastraiposšriftas" style:family="text">
      <style:text-properties fo:font-weight="bold" style:font-weight-asian="bold" fo:font-size="16pt" style:font-size-asian="16pt" style:font-size-complex="16pt" fo:language="en" fo:country="US"/>
    </style:style>
    <style:style style:name="T118" style:parent-style-name="Numatytasispastraiposšriftas" style:family="text">
      <style:text-properties fo:font-style="italic" style:font-style-asian="italic" fo:font-size="16pt" style:font-size-asian="16pt" style:font-size-complex="16pt" fo:language="en" fo:country="US"/>
    </style:style>
    <style:style style:name="T119" style:parent-style-name="Numatytasispastraiposšriftas" style:family="text">
      <style:text-properties fo:font-weight="bold" style:font-weight-asian="bold" fo:font-size="14pt" style:font-size-asian="14pt" style:font-size-complex="14pt" fo:language="en" fo:country="US"/>
    </style:style>
    <style:style style:name="T120" style:parent-style-name="Numatytasispastraiposšriftas" style:family="text">
      <style:text-properties fo:font-weight="bold" style:font-weight-asian="bold" fo:language="en" fo:country="US"/>
    </style:style>
    <style:style style:name="T121" style:parent-style-name="Numatytasispastraiposšriftas" style:family="text">
      <style:text-properties fo:font-weight="bold" style:font-weight-asian="bold" fo:font-size="16pt" style:font-size-asian="16pt" style:font-size-complex="16pt" fo:language="en" fo:country="US"/>
    </style:style>
    <style:style style:name="T122" style:parent-style-name="Numatytasispastraiposšriftas" style:family="text">
      <style:text-properties fo:language="en" fo:country="US"/>
    </style:style>
    <style:style style:name="T123" style:parent-style-name="Numatytasispastraiposšriftas" style:family="text">
      <style:text-properties fo:font-weight="bold" style:font-weight-asian="bold" fo:language="en" fo:country="US"/>
    </style:style>
    <style:style style:name="T124" style:parent-style-name="Numatytasispastraiposšriftas" style:family="text">
      <style:text-properties style:font-name="Noto Serif" fo:color="#000000"/>
    </style:style>
    <style:style style:name="T125" style:parent-style-name="Numatytasispastraiposšriftas" style:family="text">
      <style:text-properties fo:font-weight="bold" style:font-weight-asian="bold" fo:language="en" fo:country="US"/>
    </style:style>
    <style:style style:name="T126" style:parent-style-name="Numatytasispastraiposšriftas" style:family="text">
      <style:text-properties fo:font-weight="bold" style:font-weight-asian="bold" fo:font-size="14pt" style:font-size-asian="14pt" style:font-size-complex="14pt" fo:language="en" fo:country="US"/>
    </style:style>
    <style:style style:name="T127" style:parent-style-name="Numatytasispastraiposšriftas" style:family="text">
      <style:text-properties fo:font-weight="bold" style:font-weight-asian="bold" fo:language="en" fo:country="US"/>
    </style:style>
    <style:style style:name="T128" style:parent-style-name="Numatytasispastraiposšriftas" style:family="text">
      <style:text-properties fo:font-weight="bold" style:font-weight-asian="bold" fo:font-size="16pt" style:font-size-asian="16pt" style:font-size-complex="16pt" fo:language="en" fo:country="US"/>
    </style:style>
    <style:style style:name="T129" style:parent-style-name="Numatytasispastraiposšriftas" style:family="text">
      <style:text-properties fo:language="en" fo:country="US"/>
    </style:style>
    <style:style style:name="T130" style:parent-style-name="Numatytasispastraiposšriftas" style:family="text">
      <style:text-properties fo:language="en" fo:country="US"/>
    </style:style>
    <style:style style:name="T131" style:parent-style-name="Numatytasispastraiposšriftas" style:family="text">
      <style:text-properties style:font-name="Noto Serif" fo:color="#000000"/>
    </style:style>
    <style:style style:name="T132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133" style:parent-style-name="Standardskrifttypeiafsnit" style:family="text">
      <style:text-properties fo:font-weight="bold" style:font-weight-asian="bold" fo:language="en" fo:country="US"/>
    </style:style>
    <style:style style:name="T134" style:parent-style-name="Standardskrifttypeiafsnit" style:family="text">
      <style:text-properties fo:language="en" fo:country="US"/>
    </style:style>
    <style:style style:name="T135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136" style:parent-style-name="Standardskrifttypeiafsnit" style:family="text">
      <style:text-properties fo:font-weight="bold" style:font-weight-asian="bold" fo:language="en" fo:country="US"/>
    </style:style>
    <style:style style:name="T137" style:parent-style-name="Numatytasispastraiposšriftas" style:family="text">
      <style:text-properties fo:language="en" fo:country="US"/>
    </style:style>
    <style:style style:name="T138" style:parent-style-name="Numatytasispastraiposšriftas" style:family="text">
      <style:text-properties fo:font-weight="bold" style:font-weight-asian="bold" fo:language="en" fo:country="US"/>
    </style:style>
    <style:style style:name="T139" style:parent-style-name="Numatytasispastraiposšriftas" style:family="text">
      <style:text-properties style:font-name="Noto Serif" fo:color="#000000"/>
    </style:style>
    <style:style style:name="T140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141" style:parent-style-name="Standardskrifttypeiafsnit" style:family="text">
      <style:text-properties fo:font-weight="bold" style:font-weight-asian="bold" fo:language="en" fo:country="US"/>
    </style:style>
    <style:style style:name="T142" style:parent-style-name="Standardskrifttypeiafsnit" style:family="text">
      <style:text-properties fo:language="en" fo:country="US"/>
    </style:style>
    <style:style style:name="T143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144" style:parent-style-name="Standardskrifttypeiafsnit" style:family="text">
      <style:text-properties fo:language="en" fo:country="US"/>
    </style:style>
    <style:style style:name="T145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146" style:parent-style-name="Standardskrifttypeiafsnit" style:family="text">
      <style:text-properties fo:font-weight="bold" style:font-weight-asian="bold" fo:language="en" fo:country="US"/>
    </style:style>
    <style:style style:name="T147" style:parent-style-name="Standardskrifttypeiafsnit" style:family="text">
      <style:text-properties fo:language="en" fo:country="US"/>
    </style:style>
    <style:style style:name="T148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149" style:parent-style-name="Standardskrifttypeiafsnit" style:family="text">
      <style:text-properties fo:font-weight="bold" style:font-weight-asian="bold" fo:language="en" fo:country="US"/>
    </style:style>
    <style:style style:name="T150" style:parent-style-name="Standardskrifttypeiafsnit" style:family="text">
      <style:text-properties fo:language="en" fo:country="US"/>
    </style:style>
    <style:style style:name="T151" style:parent-style-name="Standardskrifttypeiafsnit" style:family="text">
      <style:text-properties fo:font-weight="bold" style:font-weight-asian="bold" fo:font-size="14pt" style:font-size-asian="14pt" style:font-size-complex="14pt" fo:language="en" fo:country="US"/>
    </style:style>
    <style:style style:name="T152" style:parent-style-name="Standardskrifttypeiafsnit" style:family="text">
      <style:text-properties fo:font-weight="bold" style:font-weight-asian="bold" fo:language="en" fo:country="US"/>
    </style:style>
    <style:style style:name="T153" style:parent-style-name="Standardskrifttypeiafsnit" style:family="text">
      <style:text-properties fo:language="en" fo:country="US"/>
    </style:style>
    <style:style style:name="T154" style:parent-style-name="Standardskrifttypeiafsnit" style:family="text">
      <style:text-properties fo:language="en" fo:country="US"/>
    </style:style>
    <style:style style:name="T155" style:parent-style-name="Numatytasispastraiposšriftas" style:family="text">
      <style:text-properties fo:font-weight="bold" style:font-weight-asian="bold" fo:font-size="14pt" style:font-size-asian="14pt" style:font-size-complex="14pt" fo:language="en" fo:country="US"/>
    </style:style>
    <style:style style:name="T156" style:parent-style-name="Numatytasispastraiposšriftas" style:family="text">
      <style:text-properties fo:font-weight="bold" style:font-weight-asian="bold" fo:language="en" fo:country="US"/>
    </style:style>
    <style:style style:name="T157" style:parent-style-name="Numatytasispastraiposšriftas" style:family="text">
      <style:text-properties fo:language="en" fo:country="US"/>
    </style:style>
    <style:style style:name="T158" style:parent-style-name="Numatytasispastraiposšriftas" style:family="text">
      <style:text-properties fo:language="en" fo:country="US"/>
    </style:style>
    <style:style style:name="T159" style:parent-style-name="Numatytasispastraiposšriftas" style:family="text">
      <style:text-properties fo:font-weight="bold" style:font-weight-asian="bold" fo:font-size="14pt" style:font-size-asian="14pt" style:font-size-complex="14pt" fo:language="en" fo:country="US"/>
    </style:style>
    <style:style style:name="T160" style:parent-style-name="Numatytasispastraiposšriftas" style:family="text">
      <style:text-properties fo:font-weight="bold" style:font-weight-asian="bold" fo:language="en" fo:country="US"/>
    </style:style>
    <style:style style:name="T161" style:parent-style-name="Numatytasispastraiposšriftas" style:family="text">
      <style:text-properties fo:language="en" fo:country="US"/>
    </style:style>
    <style:style style:name="T162" style:parent-style-name="Numatytasispastraiposšriftas" style:family="text">
      <style:text-properties style:font-name="Noto Serif" fo:color="#000000"/>
    </style:style>
    <style:style style:name="T163" style:parent-style-name="Numatytasispastraiposšriftas" style:family="text">
      <style:text-properties style:font-name="Noto Serif" fo:color="#000000"/>
    </style:style>
    <style:style style:name="P164" style:parent-style-name="Įprastasis" style:family="paragraph">
      <style:text-properties fo:font-weight="bold" style:font-weight-asian="bold" fo:language="en" fo:country="US"/>
    </style:style>
    <style:style style:name="P165" style:parent-style-name="Įprastasis" style:family="paragraph">
      <style:text-properties fo:language="en" fo:country="US"/>
    </style:style>
    <style:style style:name="P166" style:parent-style-name="Įprastasis" style:family="paragraph">
      <style:text-properties fo:font-weight="bold" style:font-weight-asian="bold" fo:language="en" fo:country="US"/>
    </style:style>
    <style:style style:name="T167" style:parent-style-name="Standardskrifttypeiafsnit" style:family="text">
      <style:text-properties fo:font-weight="bold" style:font-weight-asian="bold" fo:language="en" fo:country="US"/>
    </style:style>
  </office:automatic-styles>
  <office:body>
    <office:text text:use-soft-page-breaks="true">
      <text:p text:style-name="P1">Use cases:</text:p>
      <text:p text:style-name="P2"/>
      <text:p text:style-name="P3"/>
      <text:p text:style-name="Įprastasis"><text:span text:style-name="T4">Name:<text:s/></text:span><text:span text:style-name="T5">Add resident</text:span></text:p>
      <text:p text:style-name="Įprastasis"><text:span text:style-name="T6">Primary actor</text:span><text:span text:style-name="T7">:<text:s/></text:span><text:span text:style-name="T8">Person living in</text:span><text:span text:style-name="T9"><text:s/></text:span><text:span text:style-name="T10">Østebanehus</text:span></text:p>
      <text:p text:style-name="Įprastasis"><text:span text:style-name="T11">Scope</text:span><text:span text:style-name="T12">:</text:span><text:span text:style-name="T13"><text:s/>Universal windows app</text:span><text:span text:style-name="T14"><text:s/>-<text:s/></text:span><text:span text:style-name="T15">Østebanehus</text:span></text:p>
      <text:p text:style-name="Įprastasis"><text:span text:style-name="T16">Level</text:span><text:span text:style-name="T17">:<text:s/></text:span><text:span text:style-name="T18">User goals. Actor is trying to get something done</text:span></text:p>
      <text:p text:style-name="Įprastasis"><text:span text:style-name="T19">Stakeholders and interests</text:span><text:span text:style-name="T20">:</text:span><text:span text:style-name="T21"><text:s/></text:span><text:span text:style-name="T22">P</text:span><text:span text:style-name="T23">eople living in</text:span><text:span text:style-name="T24"><text:s/></text:span><text:span text:style-name="T25">Østebanehus</text:span><text:span text:style-name="T26">, BeckIT company</text:span></text:p>
      <text:p text:style-name="Įprastasis"><text:span text:style-name="T27">Preconditions</text:span><text:span text:style-name="T28">:<text:s/></text:span><text:span text:style-name="T29">Apps starts, user logs in and successfully navigates to the add resident page</text:span></text:p>
      <text:p text:style-name="Įprastasis"><text:span text:style-name="T30">Triggers</text:span><text:span text:style-name="T31">: New resident has moved to the apartment</text:span></text:p>
      <text:p text:style-name="Įprastasis"><text:span text:style-name="T32">Success Guarantee</text:span><text:span text:style-name="T33">:<text:s/></text:span><text:span text:style-name="T34">New resident is successfully assigned to the apartment. Updated view with the new user is shown.</text:span></text:p>
      <text:p text:style-name="Įprastasis"><text:span text:style-name="T35">Main success Scenario</text:span><text:span text:style-name="T36">:<text:s/></text:span><text:span text:style-name="T37">User selects ‘Add resident’, new page opens and user fills fields with information regarding new resident. User clicks ‘create’, app adds new resident to the list and displays a message box ‘New resident has been successfully added’</text:span></text:p>
      <text:p text:style-name="Įprastasis"><text:span text:style-name="T38">Extension</text:span><text:span text:style-name="T39">:<text:s/></text:span><text:span text:style-name="T40">Ability to view residents living in the current apartment. Ability to go back to the main menu page</text:span></text:p>
      <text:p text:style-name="Įprastasis"><text:span text:style-name="T41">Special requirements</text:span><text:span text:style-name="T42">:</text:span><text:span text:style-name="T43"><text:s/></text:span><text:span text:style-name="T44">Universal windows app</text:span><text:span text:style-name="T45">, serialization to JSON,<text:s/></text:span><text:span text:style-name="T46">web<text:s/></text:span><text:span text:style-name="T47">API, Database</text:span><text:span text:style-name="T48">, usage of GRASP patterns</text:span></text:p>
      <text:p text:style-name="Įprastasis"><text:span text:style-name="T49">Frequency of occurrence</text:span><text:span text:style-name="T50">:</text:span><text:span text:style-name="T51"><text:s/></text:span><text:span text:style-name="T52">Based on the<text:s/></text:span><text:span text:style-name="T53">residents of<text:s/></text:span><text:span text:style-name="T54">Østebanehus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Įprastasis"><text:span text:style-name="T63">Name:<text:s/></text:span><text:span text:style-name="T64">Add</text:span><text:span text:style-name="T65"><text:s/></text:span><text:span text:style-name="T66">a</text:span><text:span text:style-name="T67">partment owner (</text:span><text:span text:style-name="T68">contract owner)</text:span></text:p>
      <text:p text:style-name="Įprastasis"><text:span text:style-name="T69">Primary actor</text:span><text:span text:style-name="T70">:</text:span><text:span text:style-name="T71"><text:s/></text:span><text:span text:style-name="T72">Board member in</text:span><text:span text:style-name="T73"><text:s/></text:span><text:span text:style-name="T74">Østebanehus</text:span><text:span text:style-name="T75"><text:tab/></text:span></text:p>
      <text:p text:style-name="Įprastasis"><text:span text:style-name="T76">Scope</text:span><text:span text:style-name="T77">:</text:span><text:span text:style-name="T78"><text:s/></text:span><text:span text:style-name="T79">Universal windows app</text:span><text:span text:style-name="T80"><text:s/>-<text:s/></text:span><text:span text:style-name="T81">Østebanehus</text:span></text:p>
      <text:p text:style-name="Įprastasis"><text:span text:style-name="T82">Level</text:span><text:span text:style-name="T83">:<text:s/></text:span><text:span text:style-name="T84">User goals. Actor is trying to get something done</text:span></text:p>
      <text:p text:style-name="Įprastasis"><text:span text:style-name="T85">Stakeholders and interests</text:span><text:span text:style-name="T86">:<text:s/></text:span><text:span text:style-name="T87">People living in</text:span><text:span text:style-name="T88"><text:s/></text:span><text:span text:style-name="T89">Østebanehus, BeckIT company</text:span></text:p>
      <text:p text:style-name="Įprastasis"><text:span text:style-name="T90">Preconditions</text:span><text:span text:style-name="T91">:<text:s/></text:span><text:span text:style-name="T92">Apps starts, board member logs in and successfully navigates to the add resident page</text:span></text:p>
      <text:p text:style-name="Įprastasis"><text:span text:style-name="T93">Triggers</text:span><text:span text:style-name="T94">: Apartment owner has changed</text:span></text:p>
      <text:p text:style-name="Įprastasis"><text:span text:style-name="T95">Success Guarantee</text:span><text:span text:style-name="T96">:<text:s/></text:span><text:span text:style-name="T97">New apartment owner is successfully assigned to the apartment. Updated view with the new apartment owner is shown.</text:span></text:p>
      <text:p text:style-name="Įprastasis"><text:span text:style-name="T98">Main success Scenario</text:span><text:span text:style-name="T99">:<text:s/></text:span><text:span text:style-name="T100">Board member selects ‘Add owner’, new page opens and user fills fields with information regarding new owner. Board member clicks ‘create’, app adds new owner to the list and displays a message box ‘New owner has been successfully added’</text:span></text:p>
      <text:p text:style-name="Įprastasis"><text:span text:style-name="T101">Extension</text:span><text:span text:style-name="T102">:</text:span><text:span text:style-name="T103"><text:s/></text:span><text:span text:style-name="T104">Ability to view residents and owners living in the current apartment. Ability to go back to the main menu page</text:span></text:p>
      <text:p text:style-name="Įprastasis"><text:span text:style-name="T105">Special requirements</text:span><text:span text:style-name="T106">:</text:span><text:span text:style-name="T107"><text:s/></text:span><text:span text:style-name="T108">Universal windows app, serialization to JSON, web API, Database, usage of GRASP patterns</text:span></text:p>
      <text:p text:style-name="Įprastasis"><text:span text:style-name="T109">Frequency of occurrence</text:span><text:span text:style-name="T110">:</text:span><text:span text:style-name="T111"><text:s/></text:span><text:span text:style-name="T112">Based on the<text:s/></text:span><text:span text:style-name="T113">residents of<text:s/></text:span><text:span text:style-name="T114">Østebanehus</text:span></text:p>
      <text:p text:style-name="Įprastasis"><text:span text:style-name="T115"><text:line-break/></text:span></text:p>
      <text:p text:style-name="Įprastasis"/>
      <text:p text:style-name="Įprastasis"/>
      <text:p text:style-name="Įprastasis"/>
      <text:p text:style-name="Įprastasis"/>
      <text:p text:style-name="Įprastasis"/>
      <text:p text:style-name="Įprastasis"/>
      <text:p text:style-name="Įprastasis"/>
      <text:p text:style-name="Įprastasis"/>
      <text:p text:style-name="Įprastasis"/>
      <text:p text:style-name="Įprastasis"/>
      <text:p text:style-name="P116"/>
      <text:p text:style-name="Įprastasis"><text:span text:style-name="T117">Name:<text:s/></text:span><text:span text:style-name="T118">Add apartment</text:span></text:p>
      <text:p text:style-name="Įprastasis"><text:span text:style-name="T119">Primary actor</text:span><text:span text:style-name="T120">:</text:span><text:span text:style-name="T121"><text:s/></text:span><text:span text:style-name="T122">Board member in</text:span><text:span text:style-name="T123"><text:s/></text:span><text:span text:style-name="T124">Østebanehus</text:span><text:span text:style-name="T125"><text:tab/></text:span></text:p>
      <text:p text:style-name="Įprastasis"><text:span text:style-name="T126">Scope</text:span><text:span text:style-name="T127">:</text:span><text:span text:style-name="T128"><text:s/></text:span><text:span text:style-name="T129">Universal windows app</text:span><text:span text:style-name="T130"><text:s/>-<text:s/></text:span><text:span text:style-name="T131">Østebanehus</text:span></text:p>
      <text:p text:style-name="Įprastasis"><text:span text:style-name="T132">Level</text:span><text:span text:style-name="T133">:<text:s/></text:span><text:span text:style-name="T134">User goals. Actor is trying to get something done</text:span></text:p>
      <text:p text:style-name="Įprastasis"><text:span text:style-name="T135">Stakeholders and interests</text:span><text:span text:style-name="T136">:<text:s/></text:span><text:span text:style-name="T137">People living in</text:span><text:span text:style-name="T138"><text:s/></text:span><text:span text:style-name="T139">Østebanehus, BeckIT company</text:span></text:p>
      <text:p text:style-name="Įprastasis"><text:span text:style-name="T140">Preconditions</text:span><text:span text:style-name="T141">:<text:s/></text:span><text:span text:style-name="T142">Apps starts, board member logs in and successfully navigates to the add apartment page</text:span></text:p>
      <text:p text:style-name="Įprastasis"><text:span text:style-name="T143">Triggers</text:span><text:span text:style-name="T144">: New apartment has been made, or something has been changed</text:span></text:p>
      <text:p text:style-name="Įprastasis"><text:span text:style-name="T145">Success Guarantee</text:span><text:span text:style-name="T146">:<text:s/></text:span><text:span text:style-name="T147">New apartment is successfully created and added to the list. Updated view of the list of apartments, with the new apartment, is shown.</text:span></text:p>
      <text:p text:style-name="Įprastasis"><text:span text:style-name="T148">Main success Scenario</text:span><text:span text:style-name="T149">:<text:s/></text:span><text:span text:style-name="T150">Board member selects ‘Add apartment’, new page opens and user fills fields with information regarding new apartment. Board member clicks ‘create’, app adds new apartment to the list and displays a message box ‘New apartment has been successfully added’</text:span></text:p>
      <text:p text:style-name="Įprastasis"><text:span text:style-name="T151">Extension</text:span><text:span text:style-name="T152">:</text:span><text:span text:style-name="T153"><text:s/></text:span><text:span text:style-name="T154">Ability to view apartments and it’s owners living in the current apartment. Ability to go back to the main menu page</text:span></text:p>
      <text:p text:style-name="Įprastasis"><text:span text:style-name="T155">Special requirements</text:span><text:span text:style-name="T156">:</text:span><text:span text:style-name="T157"><text:s/></text:span><text:span text:style-name="T158">Universal windows app, serialization to JSON, web API, Database, usage of GRASP patterns</text:span></text:p>
      <text:p text:style-name="Įprastasis"><text:span text:style-name="T159">Frequency of occurrence</text:span><text:span text:style-name="T160">:<text:s/></text:span><text:span text:style-name="T161">Based on the will of<text:s/></text:span><text:span text:style-name="T162">Østebanehus</text:span><text:span text:style-name="T163"><text:s/>owners</text:span></text:p>
      <text:p text:style-name="P164"/>
      <text:p text:style-name="P165"/>
      <text:p text:style-name="P166"/>
      <text:p text:style-name="Įprastasis"><text:span text:style-name="T16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Noto Serif" svg:font-family="Noto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Įprastasis" style:display-name="Įprastasis" style:family="paragraph">
      <style:text-properties fo:hyphenate="false"/>
    </style:style>
    <style:style style:name="Numatytasispastraiposšriftas" style:display-name="Numatytasis pastraipos šriftas" style:family="text"/>
    <style:style style:name="Standardskrifttypeiafsnit" style:display-name="Standardskrifttype i afsn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kkel Frederiksen</meta:initial-creator>
    <dc:creator>Paulius Klezys</dc:creator>
    <meta:creation-date>2017-05-09T09:48:00Z</meta:creation-date>
    <dc:date>2017-05-24T10:28:00Z</dc:date>
    <meta:template xlink:href="Normal" xlink:type="simple"/>
    <meta:editing-cycles>3</meta:editing-cycles>
    <meta:editing-duration>PT7740S</meta:editing-duration>
    <meta:document-statistic meta:page-count="3" meta:paragraph-count="6" meta:word-count="493" meta:character-count="3300" meta:row-count="23" meta:non-whitespace-character-count="2813"/>
  </office:meta>
</office:document-meta>
</file>